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Menlo" svg:font-family="Menlo"/>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Arial" fo:font-size="24.0pt"/>
    </style:style>
    <style:style style:name="P2" style:family="paragraph" style:parent-style-name="Standard">
      <style:paragraph-properties fo:text-align="center"/>
      <style:text-properties style:font-name="Arial" fo:font-size="18.0pt"/>
    </style:style>
    <style:style style:name="P3" style:family="paragraph" style:parent-style-name="Standard">
      <style:text-properties style:font-name="Arial" fo:font-size="11.0pt"/>
    </style:style>
    <style:style style:name="P4" style:family="paragraph" style:parent-style-name="Standard">
      <style:text-properties style:font-name="Arial" fo:font-size="12.0pt"/>
    </style:style>
    <style:style style:name="P5" style:family="paragraph" style:parent-style-name="Standard">
      <style:paragraph-properties fo:margin-left="0.9847in" fo:text-indent="-0.9847in"/>
      <style:text-properties style:font-name="Arial" fo:font-size="12.0pt"/>
    </style:style>
    <style:style style:name="P6" style:family="paragraph" style:parent-style-name="Standard">
      <style:text-properties style:font-name="Times" fo:font-size="12.0pt"/>
    </style:style>
    <style:style style:name="P7" style:family="paragraph" style:parent-style-name="Standard">
      <style:paragraph-properties>
        <style:tab-stops>
          <style:tab-stop style:position="0.3888in"/>
          <style:tab-stop style:position="0.7777in"/>
          <style:tab-stop style:position="1.1667in"/>
          <style:tab-stop style:position="1.5556in"/>
          <style:tab-stop style:position="1.9444in"/>
          <style:tab-stop style:position="2.3333in"/>
          <style:tab-stop style:position="2.7222in"/>
          <style:tab-stop style:position="3.1111in"/>
          <style:tab-stop style:position="3.5000in"/>
          <style:tab-stop style:position="3.8888in"/>
          <style:tab-stop style:position="4.2777in"/>
          <style:tab-stop style:position="4.6667in"/>
        </style:tab-stops>
      </style:paragraph-properties>
      <style:text-properties style:font-name="Menlo" fo:font-size="11.0pt" fo:color="#000000"/>
    </style:style>
    <style:style style:name="P8" style:family="paragraph" style:parent-style-name="Standard">
      <style:paragraph-properties fo:margin-left="0.9847in" fo:text-indent="-0.9847in"/>
      <style:text-properties style:font-name="Menlo" fo:font-size="11.0pt" fo:color="#000000"/>
    </style:style>
    <style:style style:name="P9"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style:font-name="Helvetica" fo:font-style="italic" fo:font-style-asian="italic" fo:font-style-complex="italic"/>
    </style:style>
    <style:style style:name="T4" style:family="text">
      <style:text-properties style:font-name="Helvetica"/>
    </style:style>
    <style:style style:name="T5" style:family="text">
      <style:text-properties fo:font-style="italic" fo:font-style-asian="italic" fo:font-style-complex="italic" fo:letter-spacing="0.0000in"/>
    </style:style>
    <style:style style:name="T6" style:family="text">
      <style:text-properties style:text-position="super 100%"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Comparative Genomics 2018</text:span></text:p>
      <text:p text:style-name="P2"><text:span text:style-name="T1">Practical 8: Interaction Networks</text:span></text:p>
      <text:p text:style-name="P3"><text:span text:style-name="T2"/></text:p>
      <text:p text:style-name="P3"><text:span text:style-name="T2">Group 11</text:span></text:p>
      <text:p text:style-name="P3"><text:span text:style-name="T2">Fuqi Xu, Milda Valiukonytė, Shuhan Xu</text:span></text:p>
      <text:p text:style-name="P3"><text:span text:style-name="T2"/></text:p>
      <text:p text:style-name="P3"><text:span text:style-name="T1"/></text:p>
      <text:p text:style-name="P3"><text:span text:style-name="T1">Summary</text:span></text:p>
      <text:p text:style-name="P3"><text:span text:style-name="T1"/></text:p>
      <text:p text:style-name="P3"><text:span text:style-name="T2">In this practical we investigated functional association networks in our proteomes by using network analysis tools FunCoup and STRING. We also calculated the average connectivity and visualized the degree distributions for each proteome. Moreover, we analyzed differentially expressed genes in </text:span><text:span text:style-name="T3">S.cerevisiae </text:span><text:span text:style-name="T4">S228C and looked for subnetworks containing these genes using FunCoup and STRING as well as an enrichment of pathways using PathwAX and DAVID. </text:span></text:p>
      <text:p text:style-name="P3"><text:span text:style-name="T2"/></text:p>
      <text:p text:style-name="P3"><text:span text:style-name="T1"/></text:p>
      <text:p text:style-name="P3"><text:span text:style-name="T1">Comparative network analysis using STRING</text:span></text:p>
      <text:p text:style-name="P3"><text:span text:style-name="T2"/></text:p>
      <text:p text:style-name="P3"><text:span text:style-name="T2">We retrieved the STRING NCBI taxon-Id of the following organisms.</text:span></text:p>
      <text:p text:style-name="P4"><text:span text:style-name="T2"/></text:p>
      <table:table table:name="Table1" table:style-name="Table1">
        <table:table-column table:style-name="TableColumn1"/>
        <table:table-column table:style-name="TableColumn1"/>
        <table:table-column table:style-name="TableColumn1"/>
        <table:table-row>
          <table:table-cell table:style-name="TableCell1">
            <text:p text:style-name="P4"><text:span text:style-name="T2"/></text:p>
          </table:table-cell>
          <table:table-cell table:style-name="TableCell1">
            <text:p text:style-name="P4"><text:span text:style-name="T2">NCBI taxid</text:span></text:p>
          </table:table-cell>
          <table:table-cell table:style-name="TableCell1">
            <text:p text:style-name="P4"><text:span text:style-name="T1">STRING NCBI taxon-Id</text:span></text:p>
          </table:table-cell>
        </table:table-row>
        <table:table-row>
          <table:table-cell table:style-name="TableCell1">
            <text:p text:style-name="P4"><text:span text:style-name="T2">Escherichia coli 536</text:span></text:p>
          </table:table-cell>
          <table:table-cell table:style-name="TableCell1">
            <text:p text:style-name="P4"><text:span text:style-name="T2">362663</text:span></text:p>
          </table:table-cell>
          <table:table-cell table:style-name="TableCell1">
            <text:p text:style-name="P4"><text:span text:style-name="T1">362663</text:span></text:p>
          </table:table-cell>
        </table:table-row>
        <table:table-row>
          <table:table-cell table:style-name="TableCell1">
            <text:p text:style-name="P4"><text:span text:style-name="T2">Streptomyces coelicolor A3(2)</text:span></text:p>
          </table:table-cell>
          <table:table-cell table:style-name="TableCell1">
            <text:p text:style-name="P4"><text:span text:style-name="T2">100226</text:span></text:p>
          </table:table-cell>
          <table:table-cell table:style-name="TableCell1">
            <text:p text:style-name="P4"><text:span text:style-name="T1">100226</text:span></text:p>
          </table:table-cell>
        </table:table-row>
        <table:table-row>
          <table:table-cell table:style-name="TableCell1">
            <text:p text:style-name="P4"><text:span text:style-name="T2">Saccharomyces cerevisiae</text:span></text:p>
          </table:table-cell>
          <table:table-cell table:style-name="TableCell1">
            <text:p text:style-name="P4"><text:span text:style-name="T2">4932</text:span></text:p>
          </table:table-cell>
          <table:table-cell table:style-name="TableCell1">
            <text:p text:style-name="P4"><text:span text:style-name="T1">4932</text:span></text:p>
          </table:table-cell>
        </table:table-row>
        <table:table-row>
          <table:table-cell table:style-name="TableCell1">
            <text:p text:style-name="P4"><text:span text:style-name="T2">Rubrobacter xylanophilus DSM 9941</text:span></text:p>
          </table:table-cell>
          <table:table-cell table:style-name="TableCell1">
            <text:p text:style-name="P4"><text:span text:style-name="T2">266117</text:span></text:p>
          </table:table-cell>
          <table:table-cell table:style-name="TableCell1">
            <text:p text:style-name="P4"><text:span text:style-name="T1">266117</text:span></text:p>
          </table:table-cell>
        </table:table-row>
        <table:table-row>
          <table:table-cell table:style-name="TableCell1">
            <text:p text:style-name="P4"><text:span text:style-name="T2">Halorhodospira halophila*</text:span></text:p>
          </table:table-cell>
          <table:table-cell table:style-name="TableCell1">
            <text:p text:style-name="P4"><text:span text:style-name="T2">1053</text:span></text:p>
          </table:table-cell>
          <table:table-cell table:style-name="TableCell1">
            <text:p text:style-name="P4"><text:span text:style-name="T1">349124</text:span></text:p>
          </table:table-cell>
        </table:table-row>
      </table:table>
      <text:p text:style-name="P4"><text:span text:style-name="T2">*since STRING does not have the species Spiribacter curvatus, we used Halorhodospira halophila as a replacement for this exercise</text:span></text:p>
      <text:p text:style-name="P4"><text:span text:style-name="T2"/></text:p>
      <text:p text:style-name="P4"><text:span text:style-name="T2">1.</text:span></text:p>
      <text:p text:style-name="P4"><text:span text:style-name="T2">Script for calculating average connectivity and plotting degree distribution:</text:span></text:p>
      <text:p text:style-name="P4"><text:span text:style-name="T2">See attachment </text:span><text:span text:style-name="T5">network.py</text:span></text:p>
      <text:p text:style-name="P4"><text:span text:style-name="T2"/></text:p>
      <text:p text:style-name="P5"><text:span text:style-name="T2">Usage:<text:tab/>python3 network.py &lt;path to file protein.links.v10.5.txt.gz&gt; &lt;taxon-Id 1&gt; &lt;taxon-Id 2&gt; &lt;taxon-Id 3&gt; &lt;taxon-Id 4&gt; &lt;taxon-Id 5&gt;</text:span></text:p>
      <text:p text:style-name="P5"><text:span text:style-name="T2"/></text:p>
      <text:p text:style-name="P5"><text:span text:style-name="T2">Description:<text:tab/>The script takes the protein-protein interaction network file and taxon Ids as inputs and outputs the average connectivity of each interactome. In addition, it plots the degree distribution of each interactome in a log-log scaled scatter plot.</text:span></text:p>
      <text:p text:style-name="P4"><text:span text:style-name="T2"/></text:p>
      <text:p text:style-name="P4"><text:span text:style-name="T2">Taxon-Id<text:tab/>Average connectivity</text:span></text:p>
      <text:p text:style-name="P4"><text:span text:style-name="T2">362663<text:tab/>220.13376906318084</text:span></text:p>
      <text:p text:style-name="P4"><text:span text:style-name="T2">100226<text:tab/>298.3845057649955</text:span></text:p>
      <text:p text:style-name="P4"><text:span text:style-name="T2">4932<text:tab/><text:tab/>314.05632921295575</text:span></text:p>
      <text:p text:style-name="P4"><text:span text:style-name="T2">266117<text:tab/>203.62096516458934</text:span></text:p>
      <text:p text:style-name="P4"><text:span text:style-name="T2">349124<text:tab/>159.81704260651628</text:span></text:p>
      <text:p text:style-name="P4"><text:span text:style-name="T2"/></text:p>
      <text:p text:style-name="P4"><text:span text:style-name="T2">2.</text:span></text:p>
      <text:p text:style-name="P4"><text:span text:style-name="T2">Using the script from 1. we obtained the following degree distribution plots:</text:span></text:p>
      <text:p text:style-name="P6"><text:span text:style-name="T2"/></text:p>
      <text:p text:style-name="P4"><text:span text:style-name="T2">We do not observe power-law distribution in any of the interactomes as the dots in the scatter plots do not appear to fit a negatively-sloped straight line. Hence, these networks are not scale-free and may not have characteristics of scale-free networks such as resistance to random node removal and sensitivity to targeted hub removal.</text:span></text:p>
      <text:p text:style-name="P4"><text:span text:style-name="T2"/></text:p>
      <text:p text:style-name="P4"><text:span text:style-name="T1">Experimental Gene set</text:span></text:p>
      <text:p text:style-name="P4"><text:span text:style-name="T2"/></text:p>
      <text:p text:style-name="P4"><text:span text:style-name="T2">3. </text:span></text:p>
      <text:p text:style-name="P4"><text:span text:style-name="T2">Blast results of predicted proteome against S.cerevisiae S228C proteome:</text:span></text:p>
      <text:p text:style-name="P4"><text:span text:style-name="T2">See attachment </text:span><text:span text:style-name="T5">blastresults.txt</text:span></text:p>
      <text:p text:style-name="P4"><text:span text:style-name="T2"/></text:p>
      <text:p text:style-name="P4"><text:span text:style-name="T2">Script for retrieving top two most overlapped gene sets:</text:span></text:p>
      <text:p text:style-name="P4"><text:span text:style-name="T2">See attachment parser.py</text:span></text:p>
      <text:p text:style-name="P4"><text:span text:style-name="T2"/></text:p>
      <text:p text:style-name="P4"><text:span text:style-name="T2">Usage:<text:tab/>python3 &lt;path to blast results (-outfmt 6)&gt; &lt;path to experiments file&gt;</text:span></text:p>
      <text:p text:style-name="P4"><text:span text:style-name="T2"/></text:p>
      <text:p text:style-name="P5"><text:span text:style-name="T2">Description:<text:tab/>The scripts find the top two experimental gene sets with the most number of overlaps with genes in our eukaryote chromosome</text:span></text:p>
      <text:p text:style-name="P5"><text:span text:style-name="T2"/></text:p>
      <text:p text:style-name="P5"><text:span text:style-name="T2">Output:</text:span></text:p>
      <text:p text:style-name="P7"><text:span text:style-name="T2">experiment no.: 53</text:span></text:p>
      <text:p text:style-name="P7"><text:span text:style-name="T2">number of overlaps: 5</text:span></text:p>
      <text:p text:style-name="P7"><text:span text:style-name="T2">gene set:</text:span></text:p>
      <text:p text:style-name="P7"><text:span text:style-name="T2">ARO8 PRP28 GUT1 PHS1 PHA2 GAL10 TAZ1 TRP5 RAD59 UTP18 THR4 PRE9 SKI2 RPB8 RNH1 RIO2 RAD4 GDH2 PUT2 TFB5 YET3 ALG1 DFR1 MNN9 PGC1 SPC3 RAD28 APN1 BNA2 RPA14 MNN11 OXA1 TSC13 RPL29 AGX1 MRPS28 ERG27 SSL1 GLN4 KIN28</text:span></text:p>
      <text:p text:style-name="P7"><text:span text:style-name="T2"/></text:p>
      <text:p text:style-name="P7"><text:span text:style-name="T2">experiment no.: 38</text:span></text:p>
      <text:p text:style-name="P7"><text:span text:style-name="T2">number of overlaps: 5</text:span></text:p>
      <text:p text:style-name="P7"><text:span text:style-name="T2">gene set:</text:span></text:p>
      <text:p text:style-name="P8"><text:span text:style-name="T2">ARO8 BNA7 ARO1 GUT1 HIS5 PHA2 PRP38 COX8 FAS2 OAR1 MET8 EHD3 IMP1 DHH1 STE6 PMS1 RPB8 RNH1 ILV5 PNP1 CAB4 MET14 GLN1 GLT1 ARG4 MAE1 RIB1 HIS1 URM1 FAS1 SPE3 SNQ2 TFB1 PRO2 HIS6 CEM1 ILV3</text:span></text:p>
      <text:p text:style-name="P5"><text:span text:style-name="T2"/></text:p>
      <text:p text:style-name="P5"><text:span text:style-name="T2">4.</text:span></text:p>
      <text:p text:style-name="P5"><text:span text:style-name="T2">We tried to get comparable results by applying the following settings</text:span></text:p>
      <text:p text:style-name="P4"><text:span text:style-name="T2"/></text:p>
      <text:p text:style-name="P4"><text:span text:style-name="T2">FunCoup</text:span></text:p>
      <text:p text:style-name="P4"><text:span text:style-name="T2">Confidence threshold: 0.9</text:span></text:p>
      <text:p text:style-name="P4"><text:span text:style-name="T2">Expansion depth: 1</text:span></text:p>
      <text:p text:style-name="P4"><text:span text:style-name="T2">Nodes per expansion step: 30</text:span></text:p>
      <text:p text:style-name="P4"><text:span text:style-name="T2"/></text:p>
      <text:p text:style-name="P4"><text:span text:style-name="T2">STRING</text:span></text:p>
      <text:p text:style-name="P4"><text:span text:style-name="T2">Minimum required interaction score: 0.9</text:span></text:p>
      <text:p text:style-name="P4"><text:span text:style-name="T2">Max number of interactors to show: 1</text:span><text:span text:style-name="T6">st</text:span><text:span text:style-name="T2"><text:s/>Shell max interactors: 30</text:span></text:p>
      <text:p text:style-name="P4"><text:span text:style-name="T2"/></text:p>
      <text:p text:style-name="P4"><text:span text:style-name="T2">a.</text:span></text:p>
      <text:p text:style-name="P4"><text:span text:style-name="T2">Experiment number 53</text:span></text:p>
      <table:table table:name="Table2" table:style-name="Table1">
        <table:table-column table:style-name="TableColumn1"/>
        <table:table-column table:style-name="TableColumn1"/>
        <table:table-column table:style-name="TableColumn1"/>
        <table:table-row>
          <table:table-cell table:style-name="TableCell1">
            <text:p text:style-name="P4"><text:span text:style-name="T2"/></text:p>
          </table:table-cell>
          <table:table-cell table:style-name="TableCell1">
            <text:p text:style-name="P4"><text:span text:style-name="T2">FunCoup</text:span></text:p>
          </table:table-cell>
          <table:table-cell table:style-name="TableCell1">
            <text:p text:style-name="P4"><text:span text:style-name="T2">STRING</text:span></text:p>
          </table:table-cell>
        </table:table-row>
        <table:table-row>
          <table:table-cell table:style-name="TableCell1">
            <text:p text:style-name="P4"><text:span text:style-name="T2">nodes</text:span></text:p>
          </table:table-cell>
          <table:table-cell table:style-name="TableCell1">
            <text:p text:style-name="P4"><text:span text:style-name="T2">70</text:span></text:p>
          </table:table-cell>
          <table:table-cell table:style-name="TableCell1">
            <text:p text:style-name="P4"><text:span text:style-name="T2">70</text:span></text:p>
          </table:table-cell>
        </table:table-row>
        <table:table-row>
          <table:table-cell table:style-name="TableCell1">
            <text:p text:style-name="P4"><text:span text:style-name="T2">links</text:span></text:p>
          </table:table-cell>
          <table:table-cell table:style-name="TableCell1">
            <text:p text:style-name="P4"><text:span text:style-name="T2">806</text:span></text:p>
          </table:table-cell>
          <table:table-cell table:style-name="TableCell1">
            <text:p text:style-name="P4"><text:span text:style-name="T2">247</text:span></text:p>
          </table:table-cell>
        </table:table-row>
        <table:table-row>
          <table:table-cell table:style-name="TableCell1">
            <text:p text:style-name="P4"><text:span text:style-name="T2">Hubs (top 3 nodes with highest degrees)</text:span></text:p>
          </table:table-cell>
          <table:table-cell table:style-name="TableCell1">
            <text:p text:style-name="P4"><text:span text:style-name="T2">HSP60 (46 links)</text:span></text:p>
            <text:p text:style-name="P4"><text:span text:style-name="T2">RPP0 (43 links)</text:span></text:p>
            <text:p text:style-name="P4"><text:span text:style-name="T2">RVB2 (43 links)</text:span></text:p>
            <text:p text:style-name="P4"><text:span text:style-name="T2">VMA2 (43 links)</text:span></text:p>
            <text:p text:style-name="P4"><text:span text:style-name="T2">TEF1 (43 links)</text:span></text:p>
            <text:p text:style-name="P4"><text:span text:style-name="T2">TUB2 (43 links)</text:span></text:p>
          </table:table-cell>
          <table:table-cell table:style-name="TableCell1">
            <text:p text:style-name="P4"><text:span text:style-name="T2">PRE8 (16 links)</text:span></text:p>
            <text:p text:style-name="P4"><text:span text:style-name="T2">SCL1 (16 links)</text:span></text:p>
            <text:p text:style-name="P4"><text:span text:style-name="T2">PUP2 (16 links)</text:span></text:p>
            <text:p text:style-name="P4"><text:span text:style-name="T2">PRE6 (16 links)</text:span></text:p>
            <text:p text:style-name="P4"><text:span text:style-name="T2">PUP3 (16 links)</text:span></text:p>
            <text:p text:style-name="P4"><text:span text:style-name="T2">PRE4 (16 links)</text:span></text:p>
            <text:p text:style-name="P4"><text:span text:style-name="T2">RP026 (16 links)</text:span></text:p>
            <text:p text:style-name="P4"><text:span text:style-name="T2">PRE3 (16 links)</text:span></text:p>
            <text:p text:style-name="P4"><text:span text:style-name="T2">RPN11 (16 links)</text:span></text:p>
            <text:p text:style-name="P4"><text:span text:style-name="T2">RPB5 (16 links)</text:span></text:p>
            <text:p text:style-name="P4"><text:span text:style-name="T2">PRE1 (16 links)</text:span></text:p>
            <text:p text:style-name="P4"><text:span text:style-name="T2">RPN5 (16 links)</text:span></text:p>
            <text:p text:style-name="P4"><text:span text:style-name="T2">PRE7 (16 links)</text:span></text:p>
            <text:p text:style-name="P4"><text:span text:style-name="T2">PRE2 (16 links)</text:span></text:p>
            <text:p text:style-name="P4"><text:span text:style-name="T2">PRE10 (16 links)</text:span></text:p>
            <text:p text:style-name="P4"><text:span text:style-name="T2">PRE5 (16 links)</text:span></text:p>
            <text:p text:style-name="P4"><text:span text:style-name="T2">PRE9 (16 links)</text:span></text:p>
            <text:p text:style-name="P4"><text:span text:style-name="T2">PUP1 (16 links)</text:span></text:p>
            <text:p text:style-name="P4"><text:span text:style-name="T2">RPT6 (16 links)</text:span></text:p>
          </table:table-cell>
        </table:table-row>
      </table:table>
      <text:p text:style-name="P4"><text:span text:style-name="T2"/></text:p>
      <text:p text:style-name="P4"><text:span text:style-name="T2">Experiment number 38</text:span></text:p>
      <table:table table:name="Table3" table:style-name="Table1">
        <table:table-column table:style-name="TableColumn1"/>
        <table:table-column table:style-name="TableColumn1"/>
        <table:table-column table:style-name="TableColumn1"/>
        <table:table-row>
          <table:table-cell table:style-name="TableCell1">
            <text:p text:style-name="P4"><text:span text:style-name="T2"/></text:p>
          </table:table-cell>
          <table:table-cell table:style-name="TableCell1">
            <text:p text:style-name="P4"><text:span text:style-name="T2">FunCoup</text:span></text:p>
          </table:table-cell>
          <table:table-cell table:style-name="TableCell1">
            <text:p text:style-name="P4"><text:span text:style-name="T2">STRING</text:span></text:p>
          </table:table-cell>
        </table:table-row>
        <table:table-row>
          <table:table-cell table:style-name="TableCell1">
            <text:p text:style-name="P4"><text:span text:style-name="T2">nodes</text:span></text:p>
          </table:table-cell>
          <table:table-cell table:style-name="TableCell1">
            <text:p text:style-name="P4"><text:span text:style-name="T2">67</text:span></text:p>
          </table:table-cell>
          <table:table-cell table:style-name="TableCell1">
            <text:p text:style-name="P4"><text:span text:style-name="T2">67</text:span></text:p>
          </table:table-cell>
        </table:table-row>
        <table:table-row>
          <table:table-cell table:style-name="TableCell1">
            <text:p text:style-name="P4"><text:span text:style-name="T2">links</text:span></text:p>
          </table:table-cell>
          <table:table-cell table:style-name="TableCell1">
            <text:p text:style-name="P4"><text:span text:style-name="T2">890</text:span></text:p>
          </table:table-cell>
          <table:table-cell table:style-name="TableCell1">
            <text:p text:style-name="P4"><text:span text:style-name="T2">260</text:span></text:p>
          </table:table-cell>
        </table:table-row>
        <table:table-row>
          <table:table-cell table:style-name="TableCell1">
            <text:p text:style-name="P4"><text:span text:style-name="T2">hubs</text:span></text:p>
          </table:table-cell>
          <table:table-cell table:style-name="TableCell1">
            <text:p text:style-name="P4"><text:span text:style-name="T2">TIF1 (45 links)</text:span></text:p>
            <text:p text:style-name="P4"><text:span text:style-name="T2">TIF2 (44 links)</text:span></text:p>
            <text:p text:style-name="P4"><text:span text:style-name="T2">PAB1 (44 links)</text:span></text:p>
            <text:p text:style-name="P4"><text:span text:style-name="T2">RPS3 (44 links)</text:span></text:p>
          </table:table-cell>
          <table:table-cell table:style-name="TableCell1">
            <text:p text:style-name="P4"><text:span text:style-name="T2">RPB5 (22 links)</text:span></text:p>
            <text:p text:style-name="P4"><text:span text:style-name="T2">RP026 (22 links)</text:span></text:p>
            <text:p text:style-name="P4"><text:span text:style-name="T2">RPB4 (22 links)</text:span></text:p>
            <text:p text:style-name="P4"><text:span text:style-name="T2">RPB8 (22 links)</text:span></text:p>
            <text:p text:style-name="P4"><text:span text:style-name="T2">RPB10 (22 links)</text:span></text:p>
          </table:table-cell>
        </table:table-row>
      </table:table>
      <text:p text:style-name="P4"><text:span text:style-name="T2"/></text:p>
      <text:p text:style-name="P4"><text:span text:style-name="T2">b. FunCoup has protein interaction as the most common evidence type for both gene sets while STRING has database import as the most common evidence for both gene sets.</text:span></text:p>
      <text:p text:style-name="P4"><text:span text:style-name="T2"/></text:p>
      <text:p text:style-name="P4"><text:span text:style-name="T2">c.</text:span></text:p>
      <text:p text:style-name="P4"><text:span text:style-name="T2">STRING has three main types of data sources: experiments, predictions based on genomic context and data mining from databases and literatures. Its experimental data consists of high-throughput experiments and co-expression analysis. Its genomic context methods consist of gene fusion, gene order conservation and phylogenetic profiles.</text:span></text:p>
      <text:p text:style-name="P4"><text:span text:style-name="T2"/></text:p>
      <text:p text:style-name="P4"><text:span text:style-name="T2">FunCoup also has experiments and genomic context predictions as its data sources. They consist of domain interactions, co-expression patterns, phylogenetic profiles, quantitative mass spectrometry, protein-protein interactions, correlated genetic interactions, subcellular co-localisation, shared miRNA targeting and Shared transcription factor binding. However, FunCoup does not use text-mining evidences as it is error-prone. It also does not use curated databases as FunCoup is designed for detecting novel interactions instead of reproducing existing knowledge.</text:span></text:p>
      <text:p text:style-name="P4"><text:span text:style-name="T2"/></text:p>
      <text:p text:style-name="P4"><text:span text:style-name="T1">Enrichment analysis using PathwAX and DAVID</text:span></text:p>
      <text:p text:style-name="P4"><text:span text:style-name="T1"/></text:p>
      <text:p text:style-name="P4"><text:span text:style-name="T2">5.</text:span></text:p>
      <text:p text:style-name="P4"><text:span text:style-name="T2">Experiment number 53</text:span></text:p>
      <text:p text:style-name="P4"><text:span text:style-name="T2">PathwAX:</text:span></text:p>
      <text:p text:style-name="P6"><text:span text:style-name="T2"/></text:p>
      <text:p text:style-name="P4"><text:span text:style-name="T2"/></text:p>
      <text:p text:style-name="P4"><text:span text:style-name="T2">DAVID:</text:span></text:p>
      <text:p text:style-name="P6"><text:span text:style-name="T2"/></text:p>
      <text:p text:style-name="P4"><text:span text:style-name="T2"/></text:p>
      <text:p text:style-name="P4"><text:span text:style-name="T2">Pathways enriched in PathwAX:</text:span></text:p>
      <text:list text:style-name="L1">
        <text:list-item>
          <text:p text:style-name="P9"><text:span text:style-name="T2">Basal transcription factors</text:span></text:p>
        </text:list-item>
        <text:list-item>
          <text:p text:style-name="P9"><text:span text:style-name="T2">Glycosylphosphatidylinositol(GPI)-anchor biosynthesis</text:span></text:p>
        </text:list-item>
        <text:list-item>
          <text:p text:style-name="P9"><text:span text:style-name="T2">Protein export</text:span></text:p>
        </text:list-item>
        <text:list-item>
          <text:p text:style-name="P9"><text:span text:style-name="T2">Various types of N-glycan biosynthesis</text:span></text:p>
        </text:list-item>
        <text:list-item>
          <text:p text:style-name="P9"><text:span text:style-name="T2">RNA polymerase</text:span></text:p>
        </text:list-item>
        <text:list-item>
          <text:p text:style-name="P9"><text:span text:style-name="T2">Steriod biosynthesis</text:span></text:p>
        </text:list-item>
        <text:list-item>
          <text:p text:style-name="P9"><text:span text:style-name="T2">Nucleotide excision repair</text:span></text:p>
        </text:list-item>
      </text:list>
      <text:p text:style-name="P4"><text:span text:style-name="T2"/></text:p>
      <text:p text:style-name="P4"><text:span text:style-name="T2">Pathways enriched in DAVID</text:span></text:p>
      <text:list text:style-name="L1">
        <text:list-item>
          <text:p text:style-name="P9"><text:span text:style-name="T2">Nucleotide excision repair</text:span></text:p>
        </text:list-item>
        <text:list-item>
          <text:p text:style-name="P9"><text:span text:style-name="T2">Phenylalanine, tyrosine and tryptophan biosynthesis</text:span></text:p>
        </text:list-item>
        <text:list-item>
          <text:p text:style-name="P9"><text:span text:style-name="T2">Metabolic pathways</text:span></text:p>
        </text:list-item>
        <text:list-item>
          <text:p text:style-name="P9"><text:span text:style-name="T2">Various types of N-glycan biosynthesis</text:span></text:p>
        </text:list-item>
        <text:list-item>
          <text:p text:style-name="P9"><text:span text:style-name="T2">Alanine, aspartate and glutamate metabolism</text:span></text:p>
        </text:list-item>
      </text:list>
      <text:p text:style-name="P4"><text:span text:style-name="T2"/></text:p>
      <text:p text:style-name="P4"><text:span text:style-name="T2">Experiment number 38</text:span></text:p>
      <text:p text:style-name="P4"><text:span text:style-name="T2">PathwAX:<text:line-break/></text:span></text:p>
      <text:p text:style-name="P4"><text:span text:style-name="T2"/></text:p>
      <text:p text:style-name="P4"><text:span text:style-name="T2">DAVID:</text:span></text:p>
      <text:p text:style-name="P6"><text:span text:style-name="T2"/></text:p>
      <text:p text:style-name="P4"><text:span text:style-name="T2"/></text:p>
      <text:p text:style-name="P4"><text:span text:style-name="T2">Pathways enriched in PathwAX:</text:span></text:p>
      <text:list text:style-name="L1">
        <text:list-item>
          <text:p text:style-name="P9"><text:span text:style-name="T2">Valine, leucine and isoleucine biosynthesis</text:span></text:p>
        </text:list-item>
        <text:list-item>
          <text:p text:style-name="P9"><text:span text:style-name="T2">Phenylalanine, tyrosine and tryptophan biosynthesis</text:span></text:p>
        </text:list-item>
        <text:list-item>
          <text:p text:style-name="P9"><text:span text:style-name="T2">Pantothenate and CoA biosynthesis</text:span></text:p>
        </text:list-item>
        <text:list-item>
          <text:p text:style-name="P9"><text:span text:style-name="T2">Glycine, serine and threonine metabolism</text:span></text:p>
        </text:list-item>
        <text:list-item>
          <text:p text:style-name="P9"><text:span text:style-name="T2">G5-branched dibasic acid metabolism</text:span></text:p>
        </text:list-item>
        <text:list-item>
          <text:p text:style-name="P9"><text:span text:style-name="T2">Histidine metabolism</text:span></text:p>
        </text:list-item>
        <text:list-item>
          <text:p text:style-name="P9"><text:span text:style-name="T2">Lysine biosynthesis</text:span></text:p>
        </text:list-item>
        <text:list-item>
          <text:p text:style-name="P9"><text:span text:style-name="T2">Purine metabolism</text:span></text:p>
        </text:list-item>
        <text:list-item>
          <text:p text:style-name="P9"><text:span text:style-name="T2">Pyrimidine metabolism</text:span></text:p>
        </text:list-item>
        <text:list-item>
          <text:p text:style-name="P9"><text:span text:style-name="T2">Cysteine and methionine metabolism</text:span></text:p>
        </text:list-item>
        <text:list-item>
          <text:p text:style-name="P9"><text:span text:style-name="T2">RNA polymerase</text:span></text:p>
        </text:list-item>
      </text:list>
      <text:p text:style-name="P4"><text:span text:style-name="T2"/></text:p>
      <text:p text:style-name="P4"><text:span text:style-name="T2">Pathways enriched in DAVID</text:span></text:p>
      <text:list text:style-name="L1">
        <text:list-item>
          <text:p text:style-name="P9"><text:span text:style-name="T2">Metabolic pathways</text:span></text:p>
        </text:list-item>
        <text:list-item>
          <text:p text:style-name="P9"><text:span text:style-name="T2">Biosynthesis of amino acids</text:span></text:p>
        </text:list-item>
        <text:list-item>
          <text:p text:style-name="P9"><text:span text:style-name="T2">Biosynthesis of secondary metabolites</text:span></text:p>
        </text:list-item>
        <text:list-item>
          <text:p text:style-name="P9"><text:span text:style-name="T2">Fatty acid biosynthesis</text:span></text:p>
        </text:list-item>
        <text:list-item>
          <text:p text:style-name="P9"><text:span text:style-name="T2">Phenylalanine, tyrosine and tryptophan biosynthesis</text:span></text:p>
        </text:list-item>
        <text:list-item>
          <text:p text:style-name="P9"><text:span text:style-name="T2">Fatty acid metabolism</text:span></text:p>
        </text:list-item>
        <text:list-item>
          <text:p text:style-name="P9"><text:span text:style-name="T2">Histidine metabolism</text:span></text:p>
        </text:list-item>
        <text:list-item>
          <text:p text:style-name="P9"><text:span text:style-name="T2">Biosynthesis of antibiotics</text:span></text:p>
        </text:list-item>
        <text:list-item>
          <text:p text:style-name="P9"><text:span text:style-name="T2">Pantothenate and CoA biosynthesis</text:span></text:p>
        </text:list-item>
        <text:list-item>
          <text:p text:style-name="P9"><text:span text:style-name="T2">Alanine, aspartate and glutamate metabolism</text:span></text:p>
        </text:list-item>
        <text:list-item>
          <text:p text:style-name="P9"><text:span text:style-name="T2">Biotin metabolism</text:span></text:p>
        </text:list-item>
        <text:list-item>
          <text:p text:style-name="P9"><text:span text:style-name="T2">ABC transporters</text:span></text:p>
        </text:list-item>
      </text:list>
      <text:p text:style-name="P4"><text:span text:style-name="T2"/></text:p>
      <text:p text:style-name="P4"><text:span text:style-name="T2">6.</text:span></text:p>
      <text:p text:style-name="P4"><text:span text:style-name="T2">For experiment number 53, PathwAX reported that the majority of enriched pathways are associated with genetic information processing. There are also some pathways associated with metabolism. DAVID only reported that the majority of the enriched pathways are associated with metabolism. There is only one enriched pathway (nucleotide-excision repair) associated with genetic information processing.</text:span></text:p>
      <text:p text:style-name="P4"><text:span text:style-name="T2"/></text:p>
      <text:p text:style-name="P4"><text:span text:style-name="T2">For experiment number 38, PathwAX and DAVID have similar results in that majority of the enriched pathways are associated with metabolism, particularly biomolecule synthesis.</text:span></text:p>
      <text:p text:style-name="P4"><text:span text:style-name="T2"/></text:p>
      <text:p text:style-name="P4"><text:span text:style-name="T2">In contrast to DAVID, PathwAX is able to significant pathways which has no gene overlap with our gene sets. In addition, PathwAX can also identify depleted pathways which DAVID cannot.</text:span></text:p>
      <text:p text:style-name="P4"><text:span text:style-name="T2"/></text:p>
      <text:p text:style-name="P4"><text:span text:style-name="T2">7.</text:span></text:p>
      <text:p text:style-name="P4"><text:span text:style-name="T2">The number of input genes matters more for DAVID. DAVID uses gene overlap enrichment analysis which requires at least two overlaps between gene list and pathways to calculate EASE score. Many of the pathways identified by DAVID has two or three gene overlaps. If the gene list is shorter and there are less overlaps, DAVID will not be able to identify these pathways. PathwAX, on the other hand, does not have this limitation. It is able to identify significant pathways with one or even no gene overl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